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58a" officeooo:paragraph-rsid="0010058a"/>
    </style:style>
    <style:style style:name="P2" style:family="paragraph" style:parent-style-name="Standard">
      <style:text-properties officeooo:paragraph-rsid="0010058a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text-properties officeooo:paragraph-rsid="001113de"/>
    </style:style>
    <style:style style:name="P5" style:family="paragraph" style:parent-style-name="Heading_20_1" style:list-style-name=""/>
    <style:style style:name="P6" style:family="paragraph" style:parent-style-name="Text_20_body">
      <style:text-properties officeooo:rsid="001113de" officeooo:paragraph-rsid="001113d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0058a"/>
    </style:style>
    <style:style style:name="T2" style:family="text">
      <style:text-properties officeooo:rsid="001113de"/>
    </style:style>
    <style:style style:name="T3" style:family="text">
      <style:text-properties text:display="none"/>
    </style:style>
    <style:style style:name="T4" style:family="text">
      <style:text-properties officeooo:rsid="0012fa9a"/>
    </style:style>
    <style:style style:name="T5" style:family="text">
      <style:text-properties officeooo:rsid="0014a3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Oprogramowanie zarządzające zrobotyzowanym systemem magazynow<text:span text:style-name="T1">y</text:span>m</text:p>
      <text:p text:style-name="P1"/>
      <text:p text:style-name="P2"/>
      <text:p text:style-name="P2"/>
      <text:p text:style-name="P2"/>
      <text:p text:style-name="P2"/>
      <text:p text:style-name="Title"/>
      <text:p text:style-name="Title"/>
      <text:p text:style-name="Title"/>
      <text:p text:style-name="Title">Agent</text:p>
      <text:p text:style-name="Subtitle">podsystem sterujący robotem mobilnym</text:p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Text_20_body"/>
      <text:p text:style-name="Subtitle">Architektura oprogramowania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9"><text:a xlink:type="simple" xlink:href="#__RefHeading___Toc112_3589405371" text:style-name="Index_20_Link" text:visited-style-name="Index_20_Link">Perspektywa systemowa<text:tab/>3</text:a></text:p>
          <text:p text:style-name="P9"><text:a xlink:type="simple" xlink:href="#__RefHeading___Toc114_3589405371" text:style-name="Index_20_Link" text:visited-style-name="Index_20_Link">Struktura podsystemu<text:tab/>4</text:a></text:p>
          <text:p text:style-name="P9"><text:a xlink:type="simple" xlink:href="#__RefHeading___Toc116_3589405371" text:style-name="Index_20_Link" text:visited-style-name="Index_20_Link">Przepływ informacji<text:tab/>4</text:a></text:p>
        </text:index-body>
      </text:table-of-content>
      <text:h text:style-name="P5" text:outline-level="1"/>
      <text:h text:style-name="P3" text:outline-level="1"><text:bookmark-start text:name="__RefHeading___Toc112_3589405371"/>Perspektywa systemowa<text:bookmark-end text:name="__RefHeading___Toc112_3589405371"/></text:h>
      <text:p text:style-name="Text_20_body"><text:tab/><text:span text:style-name="T2">Podsystem Agent jest częścią systemu, która charakteryzuje się autonomią w zakresie sterowania pojedynczym robotem mobilnym, który realizować ma zadania zlecane przez system centralny. </text:span><text:span text:style-name="T2"><text:sequence-ref text:reference-format="category-and-value" text:ref-name="refDrawing0">Rysunek 1</text:sequence-ref></text:span><text:span text:style-name="T2"><text:s/>przedstawia podsystem „Agent” z punktu widzenia wejść i wyjść jakie będzie można zaobserwować na jego granicach.</text:span></text:p>
      <text:p text:style-name="Text_20_body"><draw:frame draw:style-name="fr1" draw:name="Ramka1" text:anchor-type="paragraph" svg:width="14.316cm" draw:z-index="0"><draw:text-box fo:min-height="16.004cm"><text:p text:style-name="Drawing"><draw:frame draw:style-name="fr2" draw:name="Obiekt1" text:anchor-type="as-char" svg:width="14.316cm" style:rel-width="100%" svg:height="16.004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><text:line-break/></text:span>Rysunek <text:sequence text:ref-name="refDrawing0" text:name="Drawing" text:formula="ooow:Drawing+1" style:num-format="1">1</text:sequence>: Perspektywa systemowa</text:p></draw:text-box></draw:frame></text:p>
      <text:p text:style-name="P7"><text:tab/><text:span text:style-name="T4">Strzałki skierowane do wnętrza podsystemu symbolizują wejścia, natomiast strzmałki wychodzące stanowią jego wyjścia. Dodatkowo, konwencja kolorystyczna wskazuje pochodzenie/cel poszczególnych sygnałów. I tak: strzałkami żółtymi oznaczono wejścia/wyjścia, które odwołują się do sygnałów lokalnych, które są generowane, bądź wykorzystywane przez elementy lokalne w kontekście pojedynczego robota.<text:line-break/>Sygnały zielone są sygnałami, które służą do utrzymania interakcji zresztą Systemu ZIM.</text:span></text:p>
      <text:p text:style-name="P7"><text:soft-page-break/><text:tab/><text:span text:style-name="T5">Jak widać na rysunku, poza funkcjami związanymi z raportowaniem stanu robota – podstawową odpowiedzialnością podsystemu Agent jest sterowanie silnikami platformy mobilnej w <text:s/>celu przemieszczania jej do zadanych pozycji, oraz obsługi mechanizmu pobierającego i zabezpieczającego ładunek.</text:span></text:p>
      <text:h text:style-name="P4" text:outline-level="1"><text:bookmark-start text:name="__RefHeading___Toc114_3589405371"/>Struktura podsystemu<text:bookmark-end text:name="__RefHeading___Toc114_3589405371"/></text:h>
      <text:p text:style-name="P6"/>
      <text:p text:style-name="P6"/>
      <text:p text:style-name="P6"><draw:frame draw:style-name="fr1" draw:name="Ramka2" text:anchor-type="paragraph" svg:width="17.103cm" draw:z-index="2"><draw:text-box fo:min-height="15.893cm"><text:p text:style-name="Drawing"><draw:frame draw:style-name="fr2" draw:name="Obiekt2" text:anchor-type="as-char" svg:width="17.103cm" style:rel-width="100%" svg:height="15.893cm" style:rel-height="scale" draw:z-index="3"><draw:object xlink:href="./Object 2" xlink:type="simple" xlink:show="embed" xlink:actuate="onLoad"/><draw:image xlink:href="./ObjectReplacements/Object 2" xlink:type="simple" xlink:show="embed" xlink:actuate="onLoad"/></draw:frame><text:span text:style-name="T3"><text:line-break/></text:span>Rysunek <text:sequence text:ref-name="refDrawing1" text:name="Drawing" text:formula="ooow:Drawing+1" style:num-format="1">2</text:sequence>: Struktury podsystemu sterowania robotem mobilnym</text:p></draw:text-box></draw:frame></text:p>
      <text:p text:style-name="P6"/>
      <text:h text:style-name="Heading_20_1" text:outline-level="1"><text:bookmark-start text:name="__RefHeading___Toc116_3589405371"/>Przepływ informacji<text:bookmark-end text:name="__RefHeading___Toc116_358940537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2:20:59.195000000</meta:creation-date>
    <dc:date>2018-02-11T13:08:59.080000000</dc:date>
    <meta:editing-duration>PT16M56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2" meta:page-count="4" meta:paragraph-count="16" meta:word-count="171" meta:character-count="1437" meta:non-whitespace-character-count="12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middle" draw:auto-grow-height="false" fo:min-height="15.75cm" fo:min-width="9.3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2cm" fo:min-width="3.438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25cm" fo:min-width="3.438cm"/>
    </style:style>
    <style:style style:name="gr4" style:family="graphic" style:parent-style-name="standard">
      <style:graphic-properties draw:fill="solid" draw:fill-color="#72bf44" draw:textarea-horizontal-align="justify" draw:textarea-vertical-align="middle" draw:auto-grow-height="false" fo:min-height="0.25cm" fo:min-width="3.438cm"/>
    </style:style>
    <style:style style:name="gr5" style:family="graphic" style:parent-style-name="standard">
      <style:graphic-properties draw:fill="solid" draw:fill-color="#72bf44" draw:textarea-horizontal-align="justify" draw:textarea-vertical-align="middle" draw:auto-grow-height="false" fo:min-height="0.2cm" fo:min-width="3.438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25cm" fo:min-width="3.438cm"/>
    </style:style>
    <style:style style:name="P1" style:family="paragraph">
      <style:paragraph-properties fo:text-align="center"/>
    </style:style>
    <style:style style:name="P2" style:family="paragraph">
      <loext:graphic-properties draw:fill-color="#8ccfb7"/>
      <style:paragraph-properties fo:text-align="center"/>
    </style:style>
    <style:style style:name="P3" style:family="paragraph">
      <loext:graphic-properties draw:fill-color="#fff200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solid" draw:fill-color="#72bf44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-color="#72bf44"/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omyślnie">
        <draw:custom-shape draw:style-name="gr1" draw:text-style-name="P2" draw:layer="layout" svg:width="9.8cm" svg:height="16cm" svg:x="2.301cm" svg:y="0.00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0.9cm" svg:x="0.001cm" svg:y="0.401cm">
          <text:p text:style-name="P1"><text:span text:style-name="T1">Camera Bott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1cm" svg:y="1.401cm">
          <text:p text:style-name="P1"><text:span text:style-name="T1">Camera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1cm" svg:y="2.401cm">
          <text:p text:style-name="P1"><text:span text:style-name="T1">Di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1cm" svg:y="3.401cm">
          <text:p text:style-name="P1"><text:span text:style-name="T1">LIM BU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1cm" svg:y="6.601cm">
          <text:p text:style-name="P1"><text:span text:style-name="T1">RFM69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5cm" svg:height="1cm" svg:x="0.001cm" svg:y="13.401cm">
          <text:p text:style-name="P1"><text:span text:style-name="T1">Task Assignme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5cm" svg:height="0.9cm" svg:x="0.001cm" svg:y="14.501cm">
          <text:p text:style-name="P1"><text:span text:style-name="T1">Trajecto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2cm" svg:y="4.502cm">
          <text:p text:style-name="P1"><text:span text:style-name="T1">LIM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0.003cm" svg:y="5.603cm">
          <text:p text:style-name="P1"><text:span text:style-name="T1">LIM 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11.102cm">
          <text:p text:style-name="P1"><text:span text:style-name="T1">Encode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10.002cm">
          <text:p text:style-name="P1"><text:span text:style-name="T1">Encode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8.802cm">
          <text:p text:style-name="P1"><text:span text:style-name="T1">Encode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2cm" svg:y="7.702cm">
          <text:p text:style-name="P1"><text:span text:style-name="T1">Encode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0.003cm" svg:y="12.203cm">
          <text:p text:style-name="P1"><text:span text:style-name="T1">V-Mon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3cm" svg:y="2.503cm">
          <text:p text:style-name="P1"><text:span text:style-name="T1">Moto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4cm" svg:y="3.604cm">
          <text:p text:style-name="P1"><text:span text:style-name="T1">Moto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5cm" svg:y="4.805cm">
          <text:p text:style-name="P1"><text:span text:style-name="T1">Moto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9.806cm" svg:y="6.006cm">
          <text:p text:style-name="P1"><text:span text:style-name="T1">Moto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07cm" svg:y="7.207cm">
          <text:p text:style-name="P1"><text:span text:style-name="T1">Posi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08cm" svg:y="8.408cm">
          <text:p text:style-name="P1"><text:span text:style-name="T1">Tas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09cm" svg:y="9.609cm">
          <text:p text:style-name="P1"><text:span text:style-name="T1">Maintenance Re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1cm" svg:y="10.81cm">
          <text:p text:style-name="P1"><text:span text:style-name="T1">System Inf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11cm" svg:y="12.011cm">
          <text:p text:style-name="P1"><text:span text:style-name="T1">System Statu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9.812cm" svg:y="13.212cm">
          <text:p text:style-name="P1"><text:span text:style-name="T1">Emergency Sto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top" draw:auto-grow-height="false" fo:min-height="13.55cm" fo:min-width="16.49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8.64cm" fo:min-width="15.51cm"/>
    </style:style>
    <style:style style:name="gr3" style:family="graphic" style:parent-style-name="standard">
      <style:graphic-properties draw:fill-color="#faa61a" draw:textarea-horizontal-align="justify" draw:textarea-vertical-align="top" draw:auto-grow-height="false" fo:min-height="2.85cm" fo:min-width="6.99cm"/>
    </style:style>
    <style:style style:name="gr4" style:family="graphic" style:parent-style-name="standard">
      <style:graphic-properties svg:stroke-color="#000000" draw:fill-color="#ffdaa2" draw:textarea-horizontal-align="justify" draw:textarea-vertical-align="middle" draw:auto-grow-height="false" fo:min-height="1.15cm" fo:min-width="13.5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1.75cm" fo:min-width="2.9cm"/>
    </style:style>
    <style:style style:name="gr6" style:family="graphic" style:parent-style-name="standard">
      <style:graphic-properties draw:fill-color="#ffdaa2" draw:textarea-horizontal-align="justify" draw:textarea-vertical-align="middle" draw:auto-grow-height="false" fo:min-height="1.05cm" fo:min-width="11.5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1.76cm" fo:min-width="1cm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1.75cm" fo:min-width="1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0.74cm" fo:min-width="3.5cm"/>
    </style:style>
    <style:style style:name="gr10" style:family="graphic" style:parent-style-name="standard">
      <style:graphic-properties draw:fill-color="#adc5e7" draw:textarea-horizontal-align="justify" draw:textarea-vertical-align="middle" draw:auto-grow-height="false" fo:min-height="0.74cm" fo:min-width="3.5cm"/>
    </style:style>
    <style:style style:name="gr11" style:family="graphic" style:parent-style-name="standard">
      <style:graphic-properties draw:fill-color="#ffdaa2" draw:textarea-horizontal-align="justify" draw:textarea-vertical-align="middle" draw:auto-grow-height="false" fo:min-height="0.74cm" fo:min-width="3.5cm"/>
    </style:style>
    <style:style style:name="gr12" style:family="graphic" style:parent-style-name="standard">
      <style:graphic-properties draw:fill-color="#8ccfb7" draw:textarea-horizontal-align="justify" draw:textarea-vertical-align="middle" draw:auto-grow-height="false" fo:min-height="0.74cm" fo:min-width="3.5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start"/>
    </style:style>
    <style:style style:name="P2" style:family="paragraph">
      <loext:graphic-properties draw:fill-color="#8ccfb7"/>
      <style:paragraph-properties fo:text-align="start"/>
    </style:style>
    <style:style style:name="P3" style:family="paragraph">
      <loext:graphic-properties draw:fill-color="#faa61a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-color="#faa61a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dc5e7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ffdaa2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8ccfb7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omyślnie">
        <draw:custom-shape draw:style-name="gr1" draw:text-style-name="P2" draw:layer="layout" svg:width="16.99cm" svg:height="13.8cm" svg:x="0.1cm" svg:y="0.00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01cm" svg:height="8.89cm" svg:x="0.6cm" svg:y="0.801cm">
          <text:p text:style-name="P1">PC/ITX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cm" svg:height="3.1cm" svg:x="0.6cm" svg:y="10.201cm">
          <text:p text:style-name="P1">uC/CT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cm" svg:height="3.1cm" svg:x="9.105cm" svg:y="10.201cm">
          <text:p text:style-name="P1">uC/WDO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cm" svg:height="1.4cm" svg:x="1.6cm" svg:y="7.801cm">
          <text:p text:style-name="P4">uC Communication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3.2cm" svg:y="3.101cm">
          <text:p text:style-name="P4">Video/QR</text:p>
          <text:p text:style-name="P4">acquisi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cm" svg:height="1.3cm" svg:x="2.6cm" svg:y="1.501cm">
          <text:p text:style-name="P4">Cloud Communicati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3.2cm" svg:y="5.401cm">
          <text:p text:style-name="P4">Lift Control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10.6cm" svg:y="5.401cm">
          <text:p text:style-name="P4">Driv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6.9cm" svg:y="3.101cm">
          <text:p text:style-name="P4"><text:span text:style-name="T1">Equipment</text:span> </text:p>
          <text:p text:style-name="P4">managemen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2cm" svg:x="0.8cm" svg:y="11.001cm">
          <text:p text:style-name="P4">Speed Control<text:line-break/>(L,R, Rot,Lift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controls" svg:width="1.5cm" svg:height="2.01cm" svg:x="4.5cm" svg:y="11.001cm">
          <text:p text:style-name="P4">Lim </text:p>
          <text:p text:style-name="P4">Lift 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controls" svg:width="1.5cm" svg:height="2.01cm" svg:x="6.3cm" svg:y="11.001cm">
          <text:p text:style-name="P4">Lim </text:p>
          <text:p text:style-name="P4">Front 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3.4cm" svg:height="2cm" svg:x="6.9cm" svg:y="5.401cm">
          <text:p text:style-name="P4">Navigati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controls" svg:width="3.4cm" svg:height="2cm" svg:x="10.6cm" svg:y="3.101cm">
          <text:p text:style-name="P4">Operational</text:p>
          <text:p text:style-name="P4">managemen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controls" svg:width="1.5cm" svg:height="2cm" svg:x="9.4cm" svg:y="11.001cm">
          <text:p text:style-name="P4">RFM6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controls" svg:width="1.5cm" svg:height="2cm" svg:x="11.2cm" svg:y="11.001cm">
          <text:p text:style-name="P4">DIST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controls" svg:width="1.5cm" svg:height="2cm" svg:x="13cm" svg:y="11.001cm">
          <text:p text:style-name="P4">V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controls" svg:width="1.5cm" svg:height="2cm" svg:x="14.8cm" svg:y="11.001cm">
          <text:p text:style-name="P4">Lim</text:p>
          <text:p text:style-name="P4">Bum</text:p>
          <text:p text:style-name="P4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controls" svg:width="4cm" svg:height="0.99cm" svg:x="4.4cm" svg:y="14.901cm">
          <text:p text:style-name="P4"><text:span text:style-name="T2">Jednostka obliczeniowa</text:span></text:p>
          <text:p text:style-name="P4"><text:span text:style-name="T2">(komputer sterujący)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controls" svg:width="4cm" svg:height="0.99cm" svg:x="8.7cm" svg:y="14.901cm">
          <text:p text:style-name="P4"><text:span text:style-name="T2">Blok funkcjonalny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controls" svg:width="4cm" svg:height="0.99cm" svg:x="13.1cm" svg:y="14.901cm">
          <text:p text:style-name="P4"><text:span text:style-name="T2">Block komunikacyjny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controls" svg:width="4cm" svg:height="0.99cm" svg:x="0.1cm" svg:y="14.901cm">
          <text:p text:style-name="P4"><text:span text:style-name="T2">Robot mobilny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controls" svg:width="10cm" svg:height="0.725cm" svg:x="0cm" svg:y="14.201cm">
          <draw:text-box>
            <text:p>Objaśnienie konwencji kolorystycznej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